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inherit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0000" style:font-name="inherit" fo:font-size="18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First lab content</text:span></text:span><text:line-break/><text:span text:style-name="T1">implement binary search and sequential search using recursion and compare its times for a three sets of number</text:span><text:line-break/><text:span text:style-name="T4"> </text:span><text:span text:style-name="T1">generated randomly each set has a  different size rage first set 1000 items ,second set  10000 items and third set 100000 items</text:span><text:line-break/><text:span text:style-name="Strong_20_Emphasis"><text:span text:style-name="T3">Second lab content</text:span></text:span><text:line-break/><text:span text:style-name="T1">implement Fibonacci  series</text:span><text:line-break/><text:span text:style-name="T1">using recursion , array as dynamic programing and powering methods.</text:span><text:line-break/><text:line-break/><text:span text:style-name="Strong_20_Emphasis"><text:span text:style-name="T3">Third lab</text:span></text:span><text:line-break/><text:span text:style-name="T1">Order Statistics.</text:span><text:line-break/><text:span text:style-name="T1">Implement a program that takes as input an integer array of size n, and an index i, and returns the ith smallest element in the array.</text:span><text:line-break/><text:span text:style-name="T1">Key idea: Implement an algorithm that behaves just like quick sort but explores only at one side of the pivot.</text:span><text:line-break/><text:span text:style-name="Strong_20_Emphasis"><text:span text:style-name="T3">Fourth Lab</text:span></text:span><text:line-break/><text:span text:style-name="T1">Heap Sort;Implement a program that takes as input an integer array of size n, and sorts the array using heap structure.</text:span><text:line-break/><text:span text:style-name="Strong_20_Emphasis"><text:span text:style-name="T3">Fifth Lab</text:span></text:span><text:line-break/><text:span text:style-name="T1">Skip list is a data structure that’s built to improve the search complexity in linked list.</text:span><text:line-break/><text:span text:style-name="T1">In skip list multiple levels of linked lists are built over the original linked list to provide similar</text:span><text:line-break/><text:span text:style-name="T1">experience to the random access and skip some nodes.</text:span><text:line-break/><text:span text:style-name="T1">Task:</text:span><text:line-break/><text:span text:style-name="T1">1- Create a Skip list and Node class</text:span><text:line-break/><text:span text:style-name="T1">2- Implement insert node function  in skipList class</text:span><text:line-break/><text:span text:style-name="T1">3- Implement Search key function in skipList class</text:span><text:line-break/><text:span text:style-name="T1">4-Implement Print key function in skipList class</text:span><text:line-break/><text:span text:style-name="T1">Write code in main that create skip list and calls insert , search and disply func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1:04:34.404334964</meta:creation-date>
    <dc:date>2021-01-15T01:04:52.831582543</dc:date>
    <meta:editing-duration>PT21S</meta:editing-duration>
    <meta:editing-cycles>1</meta:editing-cycles>
    <meta:document-statistic meta:table-count="0" meta:image-count="0" meta:object-count="0" meta:page-count="1" meta:paragraph-count="1" meta:word-count="225" meta:character-count="1322" meta:non-whitespace-character-count="1092"/>
    <meta:generator>LibreOffice/6.4.6.2$Linux_X86_64 LibreOffice_project/40$Build-2</meta:generator>
  </office:meta>
</office:document-meta>
</file>